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8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hi</text:p>
          </table:table-cell>
          <table:table-cell table:number-columns-repeated="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.0076" calcext:value-type="float">
            <text:p>1.0076</text:p>
          </table:table-cell>
          <table:table-cell office:value-type="float" office:value="0.0215" calcext:value-type="float">
            <text:p>0.0215</text:p>
          </table:table-cell>
          <table:table-cell office:value-type="float" office:value="83.4" calcext:value-type="float">
            <text:p>83.4</text:p>
          </table:table-cell>
          <table:table-cell table:number-columns-repeated="7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0078" calcext:value-type="float">
            <text:p>1.0078</text:p>
          </table:table-cell>
          <table:table-cell office:value-type="float" office:value="0.02965" calcext:value-type="float">
            <text:p>0.02965</text:p>
          </table:table-cell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0075" calcext:value-type="float">
            <text:p>1.0075</text:p>
          </table:table-cell>
          <table:table-cell office:value-type="float" office:value="0.004296" calcext:value-type="float">
            <text:p>0.004296</text:p>
          </table:table-cell>
          <table:table-cell office:value-type="float" office:value="79.9" calcext:value-type="float">
            <text:p>79.9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0212" calcext:value-type="float">
            <text:p>1.0212</text:p>
          </table:table-cell>
          <table:table-cell office:value-type="float" office:value="0.06958" calcext:value-type="float">
            <text:p>0.06958</text:p>
          </table:table-cell>
          <table:table-cell office:value-type="float" office:value="75.3" calcext:value-type="float">
            <text:p>75.3</text:p>
          </table:table-cell>
          <table:table-cell table:number-columns-repeated="7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.0572" calcext:value-type="float">
            <text:p>1.0572</text:p>
          </table:table-cell>
          <table:table-cell office:value-type="float" office:value="0.13935" calcext:value-type="float">
            <text:p>0.13935</text:p>
          </table:table-cell>
          <table:table-cell office:value-type="float" office:value="63.3" calcext:value-type="float">
            <text:p>63.3</text:p>
          </table:table-cell>
          <table:table-cell table:number-columns-repeated="7"/>
        </table:table-row>
        <table:table-row table:style-name="ro1">
          <table:table-cell table:style-name="ce1" office:value-type="float" office:value="4830" calcext:value-type="float">
            <text:p>4830</text:p>
          </table:table-cell>
          <table:table-cell office:value-type="float" office:value="1.2505" calcext:value-type="float">
            <text:p>1.2505</text:p>
          </table:table-cell>
          <table:table-cell table:style-name="ce1" office:value-type="float" office:value="0.3148" calcext:value-type="float">
            <text:p>0.3148</text:p>
          </table:table-cell>
          <table:table-cell office:value-type="float" office:value="33.8" calcext:value-type="float">
            <text:p>33.8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447" calcext:value-type="float">
            <text:p>1.447</text:p>
          </table:table-cell>
          <table:table-cell office:value-type="float" office:value="0.4452" calcext:value-type="float">
            <text:p>0.44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float" office:value="5200" calcext:value-type="float">
            <text:p>5200</text:p>
          </table:table-cell>
          <table:table-cell office:value-type="float" office:value="1.2432" calcext:value-type="float">
            <text:p>1.2432</text:p>
          </table:table-cell>
          <table:table-cell table:style-name="ce1" office:value-type="float" office:value="0.3148" calcext:value-type="float">
            <text:p>0.3148</text:p>
          </table:table-cell>
          <table:table-cell office:value-type="float" office:value="-36.5" calcext:value-type="float">
            <text:p>-36.5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.0711" calcext:value-type="float">
            <text:p>1.0711</text:p>
          </table:table-cell>
          <table:table-cell office:value-type="float" office:value="0.16457" calcext:value-type="float">
            <text:p>0.16457</text:p>
          </table:table-cell>
          <table:table-cell office:value-type="float" office:value="-61.79" calcext:value-type="float">
            <text:p>-61.79</text:p>
          </table:table-cell>
          <table:table-cell table:number-columns-repeated="7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0205" calcext:value-type="float">
            <text:p>1.0205</text:p>
          </table:table-cell>
          <table:table-cell office:value-type="float" office:value="0.0878" calcext:value-type="float">
            <text:p>0.0878</text:p>
          </table:table-cell>
          <table:table-cell office:value-type="float" office:value="-75.2" calcext:value-type="float">
            <text:p>-75.2</text:p>
          </table:table-cell>
          <table:table-cell table:number-columns-repeated="7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.0132" calcext:value-type="float">
            <text:p>1.0132</text:p>
          </table:table-cell>
          <table:table-cell office:value-type="float" office:value="0.06084" calcext:value-type="float">
            <text:p>0.06084</text:p>
          </table:table-cell>
          <table:table-cell office:value-type="float" office:value="-80.1" calcext:value-type="float">
            <text:p>-80.1</text:p>
          </table:table-cell>
          <table:table-cell table:number-columns-repeated="7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0062" calcext:value-type="float">
            <text:p>1.0062</text:p>
          </table:table-cell>
          <table:table-cell office:value-type="float" office:value="0.04674" calcext:value-type="float">
            <text:p>0.04674</text:p>
          </table:table-cell>
          <table:table-cell office:value-type="float" office:value="-82.2" calcext:value-type="float">
            <text:p>-82.2</text:p>
          </table:table-cell>
          <table:table-cell table:number-columns-repeated="7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.0061" calcext:value-type="float">
            <text:p>1.0061</text:p>
          </table:table-cell>
          <table:table-cell office:value-type="float" office:value="0.0384" calcext:value-type="float">
            <text:p>0.0384</text:p>
          </table:table-cell>
          <table:table-cell office:value-type="float" office:value="-84.3" calcext:value-type="float">
            <text:p>-84.3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9:48:05.435295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4:32:52.538372562</meta:creation-date>
    <dc:date>2019-06-17T20:36:58.823176127</dc:date>
    <meta:editing-duration>PT1H46M</meta:editing-duration>
    <meta:editing-cycles>42</meta:editing-cycles>
    <meta:generator>LibreOffice/6.2.4.2.0$Linux_X86_64 LibreOffice_project/20$Build-2</meta:generator>
    <meta:document-statistic meta:table-count="1" meta:cell-count="56" meta:object-count="0"/>
  </office:meta>
</office:document-meta>
</file>